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08mm"/>
    </style:style>
    <style:style style:name="co3" style:family="table-column">
      <style:table-column-properties fo:break-before="auto" style:column-width="68.7mm"/>
    </style:style>
    <style:style style:name="co4" style:family="table-column">
      <style:table-column-properties fo:break-before="auto" style:column-width="94.3mm"/>
    </style:style>
    <style:style style:name="co5" style:family="table-column">
      <style:table-column-properties fo:break-before="auto" style:column-width="88.32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82.87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38.38mm"/>
    </style:style>
    <style:style style:name="co13" style:family="table-column">
      <style:table-column-properties fo:break-before="auto" style:column-width="9.88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11.78mm"/>
    </style:style>
    <style:style style:name="co16" style:family="table-column">
      <style:table-column-properties fo:break-before="auto" style:column-width="18.79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15.95mm"/>
    </style:style>
    <style:style style:name="co19" style:family="table-column">
      <style:table-column-properties fo:break-before="auto" style:column-width="26.25mm"/>
    </style:style>
    <style:style style:name="co20" style:family="table-column">
      <style:table-column-properties fo:break-before="auto" style:column-width="29.76mm"/>
    </style:style>
    <style:style style:name="co21" style:family="table-column">
      <style:table-column-properties fo:break-before="auto" style:column-width="32.72mm"/>
    </style:style>
    <style:style style:name="co22" style:family="table-column">
      <style:table-column-properties fo:break-before="auto" style:column-width="66.53mm"/>
    </style:style>
    <style:style style:name="co23" style:family="table-column">
      <style:table-column-properties fo:break-before="auto" style:column-width="55.92mm"/>
    </style:style>
    <style:style style:name="co24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 style:data-style-name="N36"/>
    <style:style style:name="ce15" style:family="table-cell" style:parent-style-name="Default" style:data-style-name="N84"/>
    <style:style style:name="ce1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ffff00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MunFG</text:p>
          </table:table-cell>
          <table:table-cell table:style-name="ce2" office:value-type="string" calcext:value-type="string">
            <text:p>2806701</text:p>
          </table:table-cell>
        </table:table-row>
        <table:table-row table:style-name="ro1">
          <table:table-cell office:value-type="string" calcext:value-type="string">
            <text:p>dhEmi</text:p>
          </table:table-cell>
          <table:table-cell table:style-name="ce3" office:value-type="date" office:date-value="2017-05-20" calcext:value-type="date">
            <text:p>20/05/2017</text:p>
          </table:table-cell>
        </table:table-row>
      </table:table>
      <table:table table:name="C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1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1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1">
          <table:table-cell table:style-name="ce4" office:value-type="string" calcext:value-type="string">
            <text:p>Grupo do Endereço do Emitente</text:p>
          </table:table-cell>
          <table:table-cell/>
        </table:table-row>
        <table:table-row table:style-name="ro1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1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1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1">
          <table:table-cell office:value-type="string" calcext:value-type="string">
            <text:p>cMun</text:p>
          </table:table-cell>
          <table:table-cell table:style-name="ce5" office:value-type="float" office:value="2806701" calcext:value-type="float">
            <text:p>2806701</text:p>
          </table:table-cell>
        </table:table-row>
        <table:table-row table:style-name="ro1">
          <table:table-cell office:value-type="string" calcext:value-type="string">
            <text:p>xMun</text:p>
          </table:table-cell>
          <table:table-cell office:value-type="string" calcext:value-type="string">
            <text:p>SAO CRISTOVAO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1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1" table:default-cell-style-name="Default"/>
        <table:table-column table:style-name="co4" table:default-cell-style-name="ce6"/>
        <table:table-column table:style-name="co5" table:default-cell-style-name="Default"/>
        <table:table-row table:style-name="ro1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1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1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1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1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" table:style-name="ta1">
        <table:table-column table:style-name="co6" table:default-cell-style-name="Default"/>
        <table:table-column table:style-name="co7" table:default-cell-style-name="ce8"/>
        <table:table-row table:style-name="ro1">
          <table:table-cell table:style-name="ce4" office:value-type="string" calcext:value-type="string">
            <text:p>Campo</text:p>
          </table:table-cell>
          <table:table-cell table:style-name="ce7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nDI</text:p>
          </table:table-cell>
          <table:table-cell office:value-type="string" calcext:value-type="string">
            <text:p>1708174640</text:p>
          </table:table-cell>
        </table:table-row>
        <table:table-row table:style-name="ro1">
          <table:table-cell office:value-type="string" calcext:value-type="string">
            <text:p>dDI</text:p>
          </table:table-cell>
          <table:table-cell table:style-name="ce9" office:value-type="date" office:date-value="2017-05-19" calcext:value-type="date">
            <text:p>19/05/2017</text:p>
          </table:table-cell>
        </table:table-row>
        <table:table-row table:style-name="ro1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1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dDesemb</text:p>
          </table:table-cell>
          <table:table-cell table:style-name="ce9" office:value-type="date" office:date-value="2017-05-19" calcext:value-type="date">
            <text:p>19/05/2017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1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1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ransporte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office:annotation draw:style-name="gr1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emitente;</text:span></text:p>
              <text:p text:style-name="P1"><text:span text:style-name="T1">1- Por conta do destinatário/remetente;</text:span></text:p>
              <text:p text:style-name="P1"><text:span text:style-name="T1">2- Por conta de terceiros;</text:span></text:p>
              <text:p text:style-name="P1"><text:span text:style-name="T1">9- Sem frete. 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B</text:p>
          </table:table-cell>
          <table:table-cell office:value-type="string" calcext:value-type="string">
            <text:p>pes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8.35" calcext:value-type="float">
            <text:p>48,35</text:p>
          </table:table-cell>
          <table:table-cell office:value-type="float" office:value="44.85" calcext:value-type="float">
            <text:p>44,85</text:p>
          </table:table-cell>
        </table:table-row>
      </table:table>
      <table:table table:name="Itens" table:style-name="ta1">
        <table:table-column table:style-name="co9" table:default-cell-style-name="ce11"/>
        <table:table-column table:style-name="co10" table:default-cell-style-name="Default"/>
        <table:table-column table:style-name="co11" table:default-cell-style-name="ce11"/>
        <table:table-column table:style-name="co12" table:default-cell-style-name="ce12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" table:default-cell-style-name="ce11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ce6"/>
        <table:table-column table:style-name="co21" table:default-cell-style-name="ce6"/>
        <table:table-column table:style-name="co1" table:number-columns-repeated="3" table:default-cell-style-name="ce6"/>
        <table:table-column table:style-name="co1" table:number-columns-repeated="978" table:default-cell-style-name="Default"/>
        <table:table-row table:style-name="ro2">
          <table:table-cell table:style-name="ce10" office:value-type="string" calcext:value-type="string">
            <text:p>Quantidade</text:p>
          </table:table-cell>
          <table:table-cell table:style-name="ce10" office:value-type="string" calcext:value-type="string">
            <text:p>Unidade</text:p>
          </table:table-cell>
          <table:table-cell table:style-name="ce10" office:value-type="string" calcext:value-type="string">
            <text:p>Preço (Moeda estrageira)</text:p>
          </table:table-cell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IPI</text:p>
          </table:table-cell>
          <table:table-cell table:style-name="ce10" office:value-type="string" calcext:value-type="string">
            <text:p>PIS</text:p>
          </table:table-cell>
          <table:table-cell table:style-name="ce10" office:value-type="string" calcext:value-type="string">
            <text:p>COFINS</text:p>
          </table:table-cell>
          <table:table-cell table:style-name="ce10" office:value-type="string" calcext:value-type="string">
            <text:p>ICMS</text:p>
          </table:table-cell>
          <table:table-cell table:style-name="ce10" office:value-type="string" calcext:value-type="string">
            <text:p>NCM</text:p>
          </table:table-cell>
          <table:table-cell table:style-name="ce10" office:value-type="string" calcext:value-type="string">
            <text:p>CFOP</text:p>
          </table:table-cell>
          <table:table-cell table:style-name="ce13" office:value-type="string" calcext:value-type="string">
            <text:p>CEST</text:p>
          </table:table-cell>
          <table:table-cell table:style-name="ce10" office:value-type="string" calcext:value-type="string">
            <text:p>nDI</text:p>
          </table:table-cell>
          <table:table-cell table:style-name="ce10" office:value-type="string" calcext:value-type="string">
            <text:p>dDI</text:p>
          </table:table-cell>
          <table:table-cell table:style-name="ce10" office:value-type="string" calcext:value-type="string">
            <text:p>xLocDesemb</text:p>
          </table:table-cell>
          <table:table-cell table:style-name="ce10" office:value-type="string" calcext:value-type="string">
            <text:p>UFDesemb</text:p>
          </table:table-cell>
          <table:table-cell table:style-name="Default" office:value-type="string" calcext:value-type="string">
            <text:p>dDesemb</text:p>
          </table:table-cell>
          <table:table-cell table:style-name="Default" office:value-type="string" calcext:value-type="string">
            <text:p>CNPJ</text:p>
          </table:table-cell>
          <table:table-cell table:style-name="Default" office:value-type="string" calcext:value-type="string">
            <text:p>UFTerceiro</text:p>
          </table:table-cell>
          <table:table-cell table:style-name="Default" office:value-type="string" calcext:value-type="string">
            <text:p>cExportador</text:p>
          </table:table-cell>
          <table:table-cell table:style-name="Default" office:value-type="string" calcext:value-type="string">
            <text:p>cFabricante</text:p>
          </table:table-cell>
          <table:table-cell table:style-name="ce16" office:value-type="string" calcext:value-type="string">
            <office:annotation draw:style-name="gr2" draw:text-style-name="P2" svg:width="28.99mm" svg:height="13.86mm" svg:x="486.99mm" svg:y="0mm" draw:caption-point-x="-6.1mm" draw:caption-point-y="0.1mm">
              <dc:date>2017-12-07T00:00:00</dc:date>
              <text:p text:style-name="P1"><text:span text:style-name="T1">Tributação pelo </text:span><text:span text:style-name="T1">ICMS 90 - </text:span><text:span text:style-name="T1">Outros(v2.0)</text:span></text:p>
            </office:annotation>
            <text:p>CSOSN</text:p>
          </table:table-cell>
          <table:table-cell table:style-name="ce10" table:number-columns-repeated="97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OBL-14-26-25 -ACABAMENTO AUTOMOTIVO EXTERNO EM ACO INOXIDAVEL MODELO FINO DA TAMPA DO PORTA MALAS, COMPATIVEL COM AUT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ECA</text:p>
          </table:table-cell>
          <table:table-cell office:value-type="float" office:value="3.05" calcext:value-type="float">
            <text:p>3,05</text:p>
          </table:table-cell>
          <table:table-cell table:style-name="Default" office:value-type="string" calcext:value-type="string">
            <text:p>OBL-14-26-26 -ACABAMENTO AUTOMOTIVO EXTERNO EM ACO INOXIDAVEL MODELO LARGO DA TAMPA DO PORTA MALAS, COMPATIVEL COM AU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NJUN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OBL-14-26-31- SOLEIRA AUTOMOTIVA DAS PORTAS, PARTE ACESSORIA DE AUTOMOVEL, PARA HRV <text:s/>(CONJUNTO: 4 PECAS) . (SEM ACABA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ONJUN</text:p>
          </table:table-cell>
          <table:table-cell office:value-type="float" office:value="3.11" calcext:value-type="float">
            <text:p>3,11</text:p>
          </table:table-cell>
          <table:table-cell table:style-name="Default" office:value-type="string" calcext:value-type="string">
            <text:p>OBL-14-26-27- ACABAMENTO AUTOMOTIVO INTERNO EM PLASTICO ABS PINTADO PARA AS SAIDAS DE ARVENTO INTERNAS DO PAINEL (CO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NJUN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BL-16-08-00ZX -SOLEIRA AUTOMOTIVA DAS PORTAS, PARTE ACESSORIA DE AUTOMOVEL, PARA AUTOMOVEL CIVIC <text:s/>(CONJUNTO: 4 PECAS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ECA</text:p>
          </table:table-cell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OBL-14-23-07 - ACABAMENTO AUTOMOTIVO <text:s/>TIPO MOLDURA PARA AS MACANETAS EXTERNAS, DIANTEIRAS E TRASEIRAS, CONJUNTO DE 8 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AR</text:p>
          </table:table-cell>
          <table:table-cell office:value-type="float" office:value="1.35" calcext:value-type="float">
            <text:p>1,35</text:p>
          </table:table-cell>
          <table:table-cell table:style-name="Default" office:value-type="string" calcext:value-type="string">
            <text:p>OBL-16-37-03- ACABAMENTO AUTOMOTIVO EM PLASTICO ABS CROMADO TIPO MOLDURA PARA O ENTORNO DOS FAROIS <text:s/>DE NEBLINA <text:s/>(PAR: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ECA</text:p>
          </table:table-cell>
          <table:table-cell office:value-type="float" office:value="4.05" calcext:value-type="float">
            <text:p>4,05</text:p>
          </table:table-cell>
          <table:table-cell table:style-name="Default" office:value-type="string" calcext:value-type="string">
            <text:p>OBL-16-37-25 -ACABAMENTO AUTOMOTIVO EM PLASTICO ABS CROMADO, CENTRAL, <text:s/>DO PARA-CHOQUE DIANTEIRO PARA O AUTOMOVEL <text:s/>COM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OBL-14-35-22 -SOLEIRA AUTOMOTIVA DAS PORTAS, PARTE ACESSORIA DE AUTOMOVEL, PARA AUTOMOVEL <text:s/>HR-V <text:s/>(CONJUNTO: 4 PECAS) 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R</text:p>
          </table:table-cell>
          <table:table-cell office:value-type="float" office:value="1.8" calcext:value-type="float">
            <text:p>1,8</text:p>
          </table:table-cell>
          <table:table-cell table:style-name="Default" office:value-type="string" calcext:value-type="string">
            <text:p>OBL-16.08.03B -ACABAMENTO AUTOMOTIVO DOS FAROIS DE NEBLINA TIPO TAMPA,LADO ESQUERDO E DIREITO, EM PLASTICO ABS CROMAD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NJUN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OBL-13-03-15 - ACABAMENTO AUTOMOTIVO TIPO <text:s/>MOLDURA DOS COMANDOSBOTOES INTERNOS DE ACIONAMENTO DOS VIDROS, EM PLASTIC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CA</text:p>
          </table:table-cell>
          <table:table-cell office:value-type="float" office:value="4.5" calcext:value-type="float">
            <text:p>4,5</text:p>
          </table:table-cell>
          <table:table-cell table:style-name="Default" office:value-type="string" calcext:value-type="string">
            <text:p>OBL-16-08-26 -ACABAMENTO AUTOMOTIVO EM PLASTICO ABS CROMADO DO PARA-CHOQUE TRASEIRO TIPO <text:s/>FRISO BUMPER <text:s/>PARA O AUTOMO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JUN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OBL-16-08-XC -ACABAMENTO AUTOMOTIVO EM ACO INOX TIPO FRISO DAS JANELAS DO AUTMOVEL CIVIC 16,CONJUNTO <text:s/>DE 8 PECAS.(SEM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4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5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 table:number-rows-repeated="40">
          <table:table-cell table:number-columns-repeated="999"/>
        </table:table-row>
        <table:table-row table:style-name="ro1" table:number-rows-repeated="104852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Dados" table:style-name="ta1">
        <table:table-column table:style-name="co22" table:default-cell-style-name="Default"/>
        <table:table-column table:style-name="co23" table:default-cell-style-name="ce20"/>
        <table:table-row table:style-name="ro1">
          <table:table-cell office:value-type="string" calcext:value-type="string">
            <text:p>Câmbio</text:p>
          </table:table-cell>
          <table:table-cell table:style-name="ce17" office:value-type="float" office:value="3.1076" calcext:value-type="float">
            <text:p>3,1076000</text:p>
          </table:table-cell>
        </table:table-row>
        <table:table-row table:style-name="ro1">
          <table:table-cell office:value-type="string" calcext:value-type="string">
            <text:p>TAXA DE UTILIZACAO DO SISCOMEX</text:p>
          </table:table-cell>
          <table:table-cell table:style-name="ce18" office:value-type="float" office:value="214.5" calcext:value-type="float">
            <text:p>214,50</text:p>
          </table:table-cell>
        </table:table-row>
        <table:table-row table:style-name="ro1">
          <table:table-cell office:value-type="string" calcext:value-type="string">
            <text:p>TOTAL ICMS ( RECOLHIDO )</text:p>
          </table:table-cell>
          <table:table-cell table:style-name="ce19" office:value-type="float" office:value="1256.33" calcext:value-type="float">
            <text:p>1.256,33</text:p>
          </table:table-cell>
        </table:table-row>
        <table:table-row table:style-name="ro1">
          <table:table-cell office:value-type="string" calcext:value-type="string">
            <text:p>TOTAL FOB</text:p>
          </table:table-cell>
          <table:table-cell table:style-name="ce19" office:value-type="float" office:value="2219.6" calcext:value-type="float">
            <text:p>2.219,60</text:p>
          </table:table-cell>
        </table:table-row>
        <table:table-row table:style-name="ro1">
          <table:table-cell office:value-type="string" calcext:value-type="string">
            <text:p>TOTAL ACRESC.TRIB</text:p>
          </table:table-cell>
          <table:table-cell table:style-name="ce19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OTAL DEDUC.TRIB</text:p>
          </table:table-cell>
          <table:table-cell table:style-name="ce19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OTAL FRETE</text:p>
          </table:table-cell>
          <table:table-cell table:style-name="ce19" office:value-type="float" office:value="1677.11" calcext:value-type="float">
            <text:p>1.677,11</text:p>
          </table:table-cell>
        </table:table-row>
        <table:table-row table:style-name="ro1">
          <table:table-cell office:value-type="string" calcext:value-type="string">
            <text:p>TOTAL SEGURO</text:p>
          </table:table-cell>
          <table:table-cell table:style-name="ce19" office:value-type="float" office:value="0" calcext:value-type="float">
            <text:p>0,00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lanilha8" table:style-name="ta1">
        <table:table-column table:style-name="co24" table:default-cell-style-name="Default"/>
        <table:table-column table:style-name="co1" table:number-columns-repeated="11" table:default-cell-style-name="Default"/>
        <table:table-column table:style-name="co1" table:number-columns-repeated="5" table:default-cell-style-name="ce11"/>
        <table:table-row table:style-name="ro1">
          <table:table-cell table:style-name="ce21" office:value-type="string" calcext:value-type="string">
            <text:p>xProd</text:p>
          </table:table-cell>
          <table:table-cell table:style-name="ce21" office:value-type="string" calcext:value-type="string">
            <text:p>NCM</text:p>
          </table:table-cell>
          <table:table-cell table:style-name="ce21" office:value-type="string" calcext:value-type="string">
            <text:p>CFOP</text:p>
          </table:table-cell>
          <table:table-cell table:style-name="ce21" office:value-type="string" calcext:value-type="string">
            <text:p>uCom</text:p>
          </table:table-cell>
          <table:table-cell table:style-name="ce21" office:value-type="string" calcext:value-type="string">
            <text:p>qCom</text:p>
          </table:table-cell>
          <table:table-cell table:style-name="ce21" office:value-type="string" calcext:value-type="string">
            <text:p>vUnCom</text:p>
          </table:table-cell>
          <table:table-cell table:style-name="ce21" office:value-type="string" calcext:value-type="string">
            <text:p>vProd</text:p>
          </table:table-cell>
          <table:table-cell table:style-name="ce21" office:value-type="string" calcext:value-type="string">
            <text:p>uTrib</text:p>
          </table:table-cell>
          <table:table-cell table:style-name="ce21" office:value-type="string" calcext:value-type="string">
            <text:p>qTrib</text:p>
          </table:table-cell>
          <table:table-cell table:style-name="ce21" office:value-type="string" calcext:value-type="string">
            <text:p>vUnTrib</text:p>
          </table:table-cell>
          <table:table-cell table:style-name="ce21" office:value-type="string" calcext:value-type="string">
            <text:p>vFrete</text:p>
          </table:table-cell>
          <table:table-cell table:style-name="ce21" office:value-type="string" calcext:value-type="string">
            <text:p>vOutro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IPI</text:p>
          </table:table-cell>
          <table:table-cell table:style-name="ce10" office:value-type="string" calcext:value-type="string">
            <text:p>PIS</text:p>
          </table:table-cell>
          <table:table-cell table:style-name="ce10" office:value-type="string" calcext:value-type="string">
            <text:p>COFINS</text:p>
          </table:table-cell>
          <table:table-cell table:style-name="ce10" office:value-type="string" calcext:value-type="string">
            <text:p>ICMS</text:p>
          </table:table-cell>
        </table:table-row>
        <table:table-row table:style-name="ro1">
          <table:table-cell office:value-type="string" calcext:value-type="string">
            <text:p>NOME COMERCIAL: REAR TRUNK STREAMER LARGE- VEZEL <text:s/>-Q2-MATERIAL:STAINLESS STEEL.DESCRICAO: ACABAMENTO EM ACO INOXIDAVE...</text:p>
          </table:table-cell>
          <table:table-cell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float" office:value="35" calcext:value-type="float">
            <text:p>35</text:p>
          </table:table-cell>
          <table:table-cell office:value-type="float" office:value="21.5633614231" calcext:value-type="float">
            <text:p>21,5633614231</text:p>
          </table:table-cell>
          <table:table-cell office:value-type="float" office:value="754.72" calcext:value-type="float">
            <text:p>754,72</text:p>
          </table:table-cell>
          <table:table-cell office:value-type="string" calcext:value-type="string">
            <text:p>UNIDAD</text:p>
          </table:table-cell>
          <table:table-cell office:value-type="float" office:value="35" calcext:value-type="float">
            <text:p>35</text:p>
          </table:table-cell>
          <table:table-cell office:value-type="float" office:value="21.5633614231" calcext:value-type="float">
            <text:p>21,5633614231</text:p>
          </table:table-cell>
          <table:table-cell office:value-type="float" office:value="189.21" calcext:value-type="float">
            <text:p>189,21</text:p>
          </table:table-cell>
          <table:table-cell office:value-type="float" office:value="364.24" calcext:value-type="float">
            <text:p>364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NOME COMERCIAL: SIDE SKIRT VEZEL -PAIRLEFT AND RIGHT -Q2-MATERIAL : ABS.DESCRICAO: ACABAMENTO EM ABS CROMADO,TIPO F...</text:p>
          </table:table-cell>
          <table:table-cell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float" office:value="20" calcext:value-type="float">
            <text:p>20</text:p>
          </table:table-cell>
          <table:table-cell office:value-type="float" office:value="71.875909" calcext:value-type="float">
            <text:p>71,875909</text:p>
          </table:table-cell>
          <table:table-cell office:value-type="float" office:value="1437.52" calcext:value-type="float">
            <text:p>1437,52</text:p>
          </table:table-cell>
          <table:table-cell office:value-type="string" calcext:value-type="string">
            <text:p>PAR</text:p>
          </table:table-cell>
          <table:table-cell office:value-type="float" office:value="20" calcext:value-type="float">
            <text:p>20</text:p>
          </table:table-cell>
          <table:table-cell office:value-type="float" office:value="71.875909" calcext:value-type="float">
            <text:p>71,875909</text:p>
          </table:table-cell>
          <table:table-cell office:value-type="float" office:value="360.39" calcext:value-type="float">
            <text:p>360,39</text:p>
          </table:table-cell>
          <table:table-cell office:value-type="float" office:value="693.78" calcext:value-type="float">
            <text:p>693,78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NOME COMERCIAL: REAR TRUNK STREAMER SLIM- VEZEL <text:s text:c="2"/>-Q2-MATERIAL : STAINLESS STEEL.DESCRICAO: ACABAMENTO EM ACO INOXIDA...</text:p>
          </table:table-cell>
          <table:table-cell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float" office:value="20" calcext:value-type="float">
            <text:p>20</text:p>
          </table:table-cell>
          <table:table-cell office:value-type="float" office:value="20.535974" calcext:value-type="float">
            <text:p>20,535974</text:p>
          </table:table-cell>
          <table:table-cell office:value-type="float" office:value="410.72" calcext:value-type="float">
            <text:p>410,72</text:p>
          </table:table-cell>
          <table:table-cell office:value-type="string" calcext:value-type="string">
            <text:p>UNIDAD</text:p>
          </table:table-cell>
          <table:table-cell office:value-type="float" office:value="20" calcext:value-type="float">
            <text:p>20</text:p>
          </table:table-cell>
          <table:table-cell office:value-type="float" office:value="20.535974" calcext:value-type="float">
            <text:p>20,535974</text:p>
          </table:table-cell>
          <table:table-cell office:value-type="float" office:value="102.97" calcext:value-type="float">
            <text:p>102,97</text:p>
          </table:table-cell>
          <table:table-cell office:value-type="float" office:value="198.21" calcext:value-type="float">
            <text:p>198,21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NOME COMERCIAL: REAR BUMPER TRIMS- A3 -Q2- MATERIAL : <text:s/>STAINLESS STEEL.DESCRICAO: ACABAMENTO EM ACO INOXIDAVEL DO PAR...</text:p>
          </table:table-cell>
          <table:table-cell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float" office:value="20" calcext:value-type="float">
            <text:p>20</text:p>
          </table:table-cell>
          <table:table-cell office:value-type="float" office:value="35.9377045" calcext:value-type="float">
            <text:p>35,9377045</text:p>
          </table:table-cell>
          <table:table-cell office:value-type="float" office:value="718.75" calcext:value-type="float">
            <text:p>718,75</text:p>
          </table:table-cell>
          <table:table-cell office:value-type="string" calcext:value-type="string">
            <text:p>UNIDAD</text:p>
          </table:table-cell>
          <table:table-cell office:value-type="float" office:value="20" calcext:value-type="float">
            <text:p>20</text:p>
          </table:table-cell>
          <table:table-cell office:value-type="float" office:value="35.9377045" calcext:value-type="float">
            <text:p>35,9377045</text:p>
          </table:table-cell>
          <table:table-cell office:value-type="float" office:value="180.19" calcext:value-type="float">
            <text:p>180,19</text:p>
          </table:table-cell>
          <table:table-cell office:value-type="float" office:value="346.89" calcext:value-type="float">
            <text:p>346,89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NOME COMERCIAL: FRONT FOGLIGHT TRIMS- A3- PAIRLEFT AND RIGHT -Q2- MATERIAL : <text:s/>STAINLESS STEEL.DESCRICAO: ACABAMENTO...</text:p>
          </table:table-cell>
          <table:table-cell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float" office:value="15" calcext:value-type="float">
            <text:p>15</text:p>
          </table:table-cell>
          <table:table-cell office:value-type="float" office:value="28.2353204603" calcext:value-type="float">
            <text:p>28,2353204603</text:p>
          </table:table-cell>
          <table:table-cell office:value-type="float" office:value="423.53" calcext:value-type="float">
            <text:p>423,53</text:p>
          </table:table-cell>
          <table:table-cell office:value-type="string" calcext:value-type="string">
            <text:p>PAR</text:p>
          </table:table-cell>
          <table:table-cell office:value-type="float" office:value="15" calcext:value-type="float">
            <text:p>15</text:p>
          </table:table-cell>
          <table:table-cell office:value-type="float" office:value="28.2353204603" calcext:value-type="float">
            <text:p>28,2353204603</text:p>
          </table:table-cell>
          <table:table-cell office:value-type="float" office:value="106.18" calcext:value-type="float">
            <text:p>106,18</text:p>
          </table:table-cell>
          <table:table-cell office:value-type="float" office:value="204.39" calcext:value-type="float">
            <text:p>204,39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NOME COMERCIAL: WINDOW RISES COVER- COROLLA-SET4 PCS <text:s text:c="2"/>-Q2-MATERIAL :ABS.DESCRICAO: ACABAMENTO DOS COMANDOSBOTOES ...</text:p>
          </table:table-cell>
          <table:table-cell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JOGO</text:p>
          </table:table-cell>
          <table:table-cell office:value-type="float" office:value="15" calcext:value-type="float">
            <text:p>15</text:p>
          </table:table-cell>
          <table:table-cell office:value-type="float" office:value="25.671886327" calcext:value-type="float">
            <text:p>25,671886327</text:p>
          </table:table-cell>
          <table:table-cell office:value-type="float" office:value="385.08" calcext:value-type="float">
            <text:p>385,08</text:p>
          </table:table-cell>
          <table:table-cell office:value-type="string" calcext:value-type="string">
            <text:p>JOGO</text:p>
          </table:table-cell>
          <table:table-cell office:value-type="float" office:value="15" calcext:value-type="float">
            <text:p>15</text:p>
          </table:table-cell>
          <table:table-cell office:value-type="float" office:value="25.671886327" calcext:value-type="float">
            <text:p>25,671886327</text:p>
          </table:table-cell>
          <table:table-cell office:value-type="float" office:value="96.54" calcext:value-type="float">
            <text:p>96,54</text:p>
          </table:table-cell>
          <table:table-cell office:value-type="float" office:value="185.83" calcext:value-type="float">
            <text:p>185,8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NOME COMERCIAL: REAR TRUNK STREAMER RAV4 -Q2-MATERIAL : ABS.DESCRICAO: ACABAMENTO EM ABS CROMADO DA TAMPA DO PORTA MA...</text:p>
          </table:table-cell>
          <table:table-cell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float" office:value="5" calcext:value-type="float">
            <text:p>5</text:p>
          </table:table-cell>
          <table:table-cell office:value-type="float" office:value="30.814461" calcext:value-type="float">
            <text:p>30,814461</text:p>
          </table:table-cell>
          <table:table-cell office:value-type="float" office:value="154.07" calcext:value-type="float">
            <text:p>154,07</text:p>
          </table:table-cell>
          <table:table-cell office:value-type="string" calcext:value-type="string">
            <text:p>UNIDAD</text:p>
          </table:table-cell>
          <table:table-cell office:value-type="float" office:value="5" calcext:value-type="float">
            <text:p>5</text:p>
          </table:table-cell>
          <table:table-cell office:value-type="float" office:value="30.814461" calcext:value-type="float">
            <text:p>30,814461</text:p>
          </table:table-cell>
          <table:table-cell office:value-type="float" office:value="38.64" calcext:value-type="float">
            <text:p>38,64</text:p>
          </table:table-cell>
          <table:table-cell office:value-type="float" office:value="74.45" calcext:value-type="float">
            <text:p>74,4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currency-style style:name="N215P0" style:volatile="true">
      <number:text> </number:text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5P1" style:volatile="true">
      <number:text> </number:text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15P2" style:volatile="true">
      <number:text> </number:text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">
      <number:number number:decimal-places="0" loext:min-decimal-places="0" number:min-integer-digits="0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9:14:12.0477315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11T21:29:21.009556318</dc:date>
    <meta:editing-duration>P1DT16H34M58S</meta:editing-duration>
    <meta:editing-cycles>116</meta:editing-cycles>
    <meta:generator>LibreOffice/5.1.6.2$Linux_X86_64 LibreOffice_project/10m0$Build-2</meta:generator>
    <meta:document-statistic meta:table-count="8" meta:cell-count="531" meta:object-count="0"/>
  </office:meta>
</office:document-meta>
</file>